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text-underline-style="none"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fo:font-style="normal" style:font-style-asian="normal" style:font-style-complex="normal"/>
    </style:style>
    <style:style style:name="P7" style:family="paragraph" style:parent-style-name="Text_20_body" style:list-style-name="L5">
      <style:text-properties fo:font-style="normal" style:font-style-asian="normal" style:font-style-complex="normal"/>
    </style:style>
    <style:style style:name="P8" style:family="paragraph" style:parent-style-name="Text_20_body" style:list-style-name="L6">
      <style:text-properties fo:font-style="normal" style:font-style-asian="normal" style:font-style-complex="normal"/>
    </style:style>
    <style:style style:name="P9" style:family="paragraph" style:parent-style-name="Text_20_body" style:list-style-name="L7">
      <style:text-properties fo:font-style="normal" style:font-style-asian="normal" style:font-style-complex="normal"/>
    </style:style>
    <style:style style:name="P10" style:family="paragraph" style:parent-style-name="Text_20_body" style:list-style-name="L8">
      <style:text-properties fo:font-style="normal" style:font-style-asian="normal" style:font-style-complex="normal"/>
    </style:style>
    <style:style style:name="P11" style:family="paragraph" style:parent-style-name="Text_20_body" style:list-style-name="L9">
      <style:text-properties fo:font-style="normal" style:font-style-asian="normal" style:font-style-complex="normal"/>
    </style:style>
    <style:style style:name="P12" style:family="paragraph" style:parent-style-name="Text_20_body" style:list-style-name="L16">
      <style:text-properties fo:font-style="normal" style:font-style-asian="normal" style:font-style-complex="normal"/>
    </style:style>
    <style:style style:name="P13" style:family="paragraph" style:parent-style-name="Text_20_body" style:list-style-name="L4"/>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text-properties style:text-underline-style="none" fo:font-weight="normal" style:font-weight-asian="normal" style:font-weight-complex="normal"/>
    </style:style>
    <style:style style:name="P17" style:family="paragraph" style:parent-style-name="Text_20_body" style:list-style-name="L13">
      <style:text-properties style:text-underline-style="none" fo:font-weight="normal" style:font-weight-asian="normal" style:font-weight-complex="normal"/>
    </style:style>
    <style:style style:name="P18" style:family="paragraph" style:parent-style-name="Text_20_body" style:list-style-name="L14">
      <style:text-properties style:text-underline-style="none" fo:font-weight="normal" style:font-weight-asian="normal" style:font-weight-complex="normal"/>
    </style:style>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Heading_20_2">
      <style:text-properties fo:font-style="normal" style:font-style-asian="normal" style:font-style-complex="normal"/>
    </style:style>
    <style:style style:name="P27" style:family="paragraph" style:parent-style-name="Heading_20_3">
      <style:text-properties fo:font-style="normal" style:font-style-asian="normal" style:font-style-complex="normal"/>
    </style:style>
    <style:style style:name="P28" style:family="paragraph" style:parent-style-name="Heading_20_3">
      <style:text-properties style:text-underline-style="none"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schrijving situatie</text:h>
      <text:h text:style-name="Heading_20_2" text:outline-level="2">Huidige situatie</text:h>
      <text:h text:style-name="Heading_20_2" text:outline-level="2">Nieuwe situatie</text:h>
      <text:h text:style-name="Heading_20_1" text:outline-level="1">Algemeen systeemmodel</text:h>
      <text:h text:style-name="Heading_20_2" text:outline-level="2">Ontplooiingsdiagram</text:h>
      <text:p text:style-name="Text_20_body"><text:s/>Indeling in toestellen &amp; componenten:</text:p>
      <text:list xml:id="list176397825" text:style-name="L1">
        <text:list-item>
          <text:p text:style-name="P4">Server</text:p>
          <text:list>
            <text:list-item>
              <text:p text:style-name="P4">Applicatie server</text:p>
              <text:list>
                <text:list-item>
                  <text:p text:style-name="P4">Voorstellingen database</text:p>
                </text:list-item>
              </text:list>
            </text:list-item>
            <text:list-item>
              <text:p text:style-name="P4">Monitoring server</text:p>
            </text:list-item>
          </text:list>
        </text:list-item>
        <text:list-item>
          <text:p text:style-name="P4">Backup</text:p>
          <text:list>
            <text:list-item>
              <text:p text:style-name="P4">Applicatie server</text:p>
              <text:list>
                <text:list-item>
                  <text:p text:style-name="P4">Voorstellingen database</text:p>
                </text:list-item>
                <text:list-item>
                  <text:p text:style-name="P4">Failover</text:p>
                </text:list-item>
              </text:list>
            </text:list-item>
          </text:list>
        </text:list-item>
        <text:list-item>
          <text:p text:style-name="P4">Kiosk</text:p>
          <text:list>
            <text:list-item>
              <text:p text:style-name="P4">Applicatie client</text:p>
            </text:list-item>
            <text:list-item>
              <text:p text:style-name="P4">Monitoring client</text:p>
            </text:list-item>
          </text:list>
        </text:list-item>
      </text:list>
      <text:p text:style-name="Text_20_body">Relaties:</text:p>
      <text:list xml:id="list919412238" text:style-name="L2">
        <text:list-item>
          <text:p text:style-name="P5">Kiosk:applicatie → Server:applicatie: applicatie protocol</text:p>
        </text:list-item>
        <text:list-item>
          <text:p text:style-name="P5">Kiosk:applicatie <text:s/>→ Server:voorstellingen: data protocol</text:p>
        </text:list-item>
        <text:list-item>
          <text:p text:style-name="P5">Server:monitoring <text:span text:style-name="T1">→ </text:span><text:span text:style-name="T2">Kiosk:monitoring: monitoring protocol</text:span></text:p>
        </text:list-item>
      </text:list>
      <text:h text:style-name="P26" text:outline-level="2">Beschrijving van componenten</text:h>
      <text:h text:style-name="P27" text:outline-level="3">Voorstellingen database</text:h>
      <text:p text:style-name="P1">Taken:</text:p>
      <text:list xml:id="list377126391" text:style-name="L3">
        <text:list-item>
          <text:p text:style-name="P6">Herbergen van voorstellingen</text:p>
        </text:list-item>
        <text:list-item>
          <text:p text:style-name="P6">Replicatie</text:p>
        </text:list-item>
        <text:list-item>
          <text:p text:style-name="P6">Versiebeheer</text:p>
        </text:list-item>
        <text:list-item>
          <text:p text:style-name="P6">Administrator interface om eenvoudig wijzigingen toe te laten</text:p>
        </text:list-item>
        <text:list-item>
          <text:p text:style-name="P6">Bestands-georienteerd</text:p>
        </text:list-item>
      </text:list>
      <text:p text:style-name="P1">Initieel zijn we op zoek gegaan naar <text:span text:style-name="T4">database-systemen</text:span> die aan deze eisen voldoen. Dergelijke <text:soft-page-break/>systemen zijn heel sterk in het herbergen van verschillende types data (hoewel de nadruk veeleer ligt op gestructureerde data), alsook het voorzien van een robuust replicatiesysteem. Betreffende versiebeheer zouden we echter al zelf een implementatie moeten voorzien, en het aanbieden van een gebruiksvriendelijke bestands-georienteerde administrator interface blijkt al helemaal onbestaande.</text:p>
      <text:p text:style-name="P1">Bij een volgende stap werd dan gekeken naar <text:span text:style-name="T4">Enterprise Content Management Systems</text:span>. Hierbij is een gebruikersinterface alsook een versiebeheer-mechanisme al frequenter aanwezig, maar opnieuw ligt de nadruk de zeer op gestructureerde data alsook is het quasi-onmogelijk om een eenvoudig te beheren bestandsgeorienteerde administrator-interface te vinden.</text:p>
      <text:p text:style-name="P1">Daarom hebben we de stap gemaakt naar eenvoudige <text:span text:style-name="T4">versiebeheer-systemen</text:span>, zoals Subversion. Hierbij is logischerwijs het versiebeheer-probleem direct opgelost, alsook worden de presentaties direct als bestanden voorgesteld. Ook is het beheer relatief eenvoudig: een administrator kan nu gewoon een lokale kopie van de repositorie staan hebben en eventuele veranderingen naar de server pushen.<text:line-break/>Nu zullen we echter zelf moeten voorzien in een systeem van replicatie, wat echter een pak eenvoudiger is dan het zelf implementeren van een compleet versiebeheer-systeem. Ook zal er notie moeten gemaakt worden van eventuele conflicten tijdens dergelijke replicatie. Om te vermijden dat de locatie van de repository dynamisch is en moet geconfigureerd worden bij de server-instanties, zullen we proberen om de repository toegankelijk te maken via dezelfde interface als het applicatieprotocol (een HTTP servlet), en zich dus niet op een externe service bevindt. Tenslotte moet het ook mogelijk zijn te controleren wie de repository kan benaderen en wijzigen, iets dat idealiter opnieuw via het SSL protocol gerealiseerd zou worden.</text:p>
      <text:p text:style-name="P1">Kortom, de eisen die aan het versie-beheer systeem gesteld worden, zijn:</text:p>
      <text:list xml:id="list1700900977" text:style-name="L4">
        <text:list-item>
          <text:p text:style-name="P13">Efficiënt updaten van een lokale checkout</text:p>
        </text:list-item>
        <text:list-item>
          <text:p text:style-name="P13">Client-server model</text:p>
        </text:list-item>
        <text:list-item>
          <text:p text:style-name="P13">Toegankelijk via een Java servlet</text:p>
        </text:list-item>
        <text:list-item>
          <text:p text:style-name="P13">Beveiligbaar via SSL</text:p>
        </text:list-item>
      </text:list>
      <text:p text:style-name="Text_20_body">Hoewel er een multitude aan versiebeheersystemen bestaat, voldoen er slechts weinig aan het opgestelde eisenpakket. Subversion echter wel, en als een van de enige systemen is het toegankelijk via HTTP (DAV methode), en bestaat er een Java-binding voor die werkt met servlets (SVNJ). Jammer genoeg is SVN-J read-only, waardoor er toch de nood zou ontstaan aan een client via een externe service (svnsync).</text:p>
      <text:p text:style-name="Text_20_body">Daarom hebben we er voor gekozen om de infrastructuur anders in te richten, en toch gebruik te maken van een externe service (Apache). Om duplicate configuratie te vermijden, gaan we echter ook de hele Tomcat engine onderbrengen in die service (via mod_jk). Dit lijkt de gulden tussenweg te zijn.</text:p>
      <text:h text:style-name="P27" text:outline-level="3">Monitoring server</text:h>
      <text:p text:style-name="P1">Taken:</text:p>
      <text:list xml:id="list1070768371" text:style-name="L5">
        <text:list-item>
          <text:p text:style-name="P7">Controleren van status kiosken</text:p>
        </text:list-item>
        <text:list-item>
          <text:p text:style-name="P7">Trends en overzichten genereren</text:p>
        </text:list-item>
        <text:list-item>
          <text:p text:style-name="P7">Meldingen geven bij kritische problemen</text:p>
        </text:list-item>
        <text:list-item>
          <text:p text:style-name="P7">Toelaten gecontacteerd te worden bij kritieke problemen</text:p>
        </text:list-item>
      </text:list>
      <text:h text:style-name="P27" text:outline-level="3"><text:soft-page-break/>Monitoring client</text:h>
      <text:p text:style-name="P1">Taken:</text:p>
      <text:list xml:id="list1765757473" text:style-name="L6">
        <text:list-item>
          <text:p text:style-name="P8">Op een uniforme wijze toegang bieden tot informatie</text:p>
        </text:list-item>
        <text:list-item>
          <text:p text:style-name="P8">Niet-geautenticeerde gebruikers weigeren</text:p>
        </text:list-item>
        <text:list-item>
          <text:p text:style-name="P8">Contact opnemen met monitoring server bij kritieke fouten</text:p>
        </text:list-item>
        <text:list-item>
          <text:p text:style-name="P8">Lichtgewicht</text:p>
        </text:list-item>
      </text:list>
      <text:h text:style-name="P27" text:outline-level="3">Failover</text:h>
      <text:p text:style-name="P1">Taken:</text:p>
      <text:list xml:id="list891826692" text:style-name="L7">
        <text:list-item>
          <text:p text:style-name="P9">Controleren van de functionaliteit van een andere server</text:p>
        </text:list-item>
        <text:list-item>
          <text:p text:style-name="P9">Bij falen, promotie tot master server (applicatieserver contacteren)</text:p>
        </text:list-item>
      </text:list>
      <text:p text:style-name="P1">Aparte eenheid, of deel van de applicatie server (backup modus)?</text:p>
      <text:h text:style-name="P27" text:outline-level="3">Applicatie server</text:h>
      <text:p text:style-name="P1">Taken:</text:p>
      <text:list xml:id="list233349022" text:style-name="L8">
        <text:list-item>
          <text:p text:style-name="P10">In master modus:</text:p>
          <text:list>
            <text:list-item>
              <text:p text:style-name="P10">Multicast applicatie-interface aanbieden:</text:p>
              <text:list>
                <text:list-item>
                  <text:p text:style-name="P10">Aanmelden van server</text:p>
                </text:list-item>
                <text:list-item>
                  <text:p text:style-name="P10">Aanmelden van kiosk</text:p>
                </text:list-item>
              </text:list>
            </text:list-item>
            <text:list-item>
              <text:p text:style-name="P10">Automatische configuratie bij aanmelding van nieuwe toestellen</text:p>
              <text:list>
                <text:list-item>
                  <text:p text:style-name="P10">Primaire vs backup server</text:p>
                </text:list-item>
                <text:list-item>
                  <text:p text:style-name="P10">Configuratie van kiosken</text:p>
                </text:list-item>
              </text:list>
            </text:list-item>
            <text:list-item>
              <text:p text:style-name="P10">Gebruikersinterface aanbieden om de kiosken te bekijken en beheren</text:p>
            </text:list-item>
          </text:list>
        </text:list-item>
        <text:list-item>
          <text:p text:style-name="P10">In backup modus:</text:p>
          <text:list>
            <text:list-item>
              <text:p text:style-name="P10">Replicatie van databronnen</text:p>
              <text:list>
                <text:list-item>
                  <text:p text:style-name="P10">Voorstellingen via dataprotocol</text:p>
                </text:list-item>
                <text:list-item>
                  <text:p text:style-name="P10">Eventuele applicatiegevens<text:line-break/><text:span text:style-name="T7">TODO: zijn die er? Of configuratiegebonden, en de overige data (netwerktopologie, etc) zelfstandig opbouwen? Wat met gegevens zoals “kiosk A: voorstelling B”? Configuratie?<text:line-break/>NEE; alles via ZeroConf of in repository</text:span></text:p>
                </text:list-item>
              </text:list>
            </text:list-item>
            <text:list-item>
              <text:p text:style-name="P10">Failover detectie: controle van de master server.<text:line-break/>In geval van falen:</text:p>
              <text:list>
                <text:list-item>
                  <text:p text:style-name="P10">Promotie van zichzelf tot master server</text:p>
                </text:list-item>
                <text:list-item>
                  <text:p text:style-name="P10">Notificatie van administrator</text:p>
                </text:list-item>
              </text:list>
            </text:list-item>
            <text:list-item>
              <text:p text:style-name="P10">Gebruikersinterface aanbieden</text:p>
              <text:list>
                <text:list-item>
                  <text:p text:style-name="P10">Read-only versie</text:p>
                </text:list-item>
              </text:list>
            </text:list-item>
          </text:list>
        </text:list-item>
      </text:list>
      <text:h text:style-name="P27" text:outline-level="3"><text:soft-page-break/>Applicatie client</text:h>
      <text:p text:style-name="P1">Taken:</text:p>
      <text:list xml:id="list1414242220" text:style-name="L9">
        <text:list-item>
          <text:p text:style-name="P11">Applicatie-interface aanbieden:</text:p>
          <text:list>
            <text:list-item>
              <text:p text:style-name="P11">Status opvragen</text:p>
            </text:list-item>
            <text:list-item>
              <text:p text:style-name="P11">Kiosk afsluiten/heropstarten</text:p>
            </text:list-item>
            <text:list-item>
              <text:p text:style-name="P11">Sessie-statistieken opvragen</text:p>
            </text:list-item>
            <text:list-item>
              <text:p text:style-name="P11">Toewijzen voorstelling</text:p>
            </text:list-item>
          </text:list>
        </text:list-item>
        <text:list-item>
          <text:p text:style-name="P11">Ophalen en weergeven van presentaties</text:p>
        </text:list-item>
        <text:list-item>
          <text:p text:style-name="P11">Verwerken gebruikersinput</text:p>
        </text:list-item>
      </text:list>
      <text:h text:style-name="P26" text:outline-level="2">Beschrijving van relaties</text:h>
      <text:h text:style-name="Heading_20_1" text:outline-level="1">Uitwerken relaties</text:h>
      <text:h text:style-name="Heading_20_2" text:outline-level="2">Formaat voorstellingen</text:h>
      <text:p text:style-name="Text_20_body">Doel:</text:p>
      <text:list xml:id="list663798896" text:style-name="L10">
        <text:list-item>
          <text:p text:style-name="P14">Terugwaards compatibel</text:p>
        </text:list-item>
        <text:list-item>
          <text:p text:style-name="P14">Efficiënt (distributie over het netwerk)</text:p>
        </text:list-item>
        <text:list-item>
          <text:p text:style-name="P14">Flexibel en toekomstgericht</text:p>
        </text:list-item>
        <text:list-item>
          <text:p text:style-name="P14">Lage drempel</text:p>
        </text:list-item>
      </text:list>
      <text:p text:style-name="P3">Een technologie die aan deze eisen voldoet is de combinatie van HTML5 en Javascript, vaak gebruikt voor de weergave van tekst en multimedia.</text:p>
      <text:p text:style-name="P3">Om de oude presentaties (DVD's) zonder teveel conversie te kunnen weergeven, converteren we ze naar een modern videoformat dat we kunnen weergeven in het framework dat we zullen gebruiken (vermoedelijk wordt dit Theora of WebM), zodat het geheel volledig terugwaards compatibel is.</text:p>
      <text:p text:style-name="P3">Nieuw aangemaakte media, bestaande uit HTML5, Javascript-code, en eventueel beperkte media (mogelijk in een efficiënt formaat zoals SVG) zijn natuurlijk zeer beperkt in grootte en dus gemakkelijk over het netwerk te versturen. Maar ook de oude voorstellingen voldoen hieraan, door toepassing van een efficiënte compressiecodec.</text:p>
      <text:p text:style-name="P3">De drempel is tenslotte zeer laag: veel mensen kennen HTML, er is geen speciale IDE nodig om te bestanden te wijzigen, en men kan op elke voldoende nieuwe browser het resultaat controleren.</text:p>
      <text:h text:style-name="Heading_20_2" text:outline-level="2">Applicatieprotocol</text:h>
      <text:p text:style-name="Text_20_body">Doel:</text:p>
      <text:list xml:id="list931865066" text:style-name="L11">
        <text:list-item>
          <text:p text:style-name="P15">Beheer (shutdown, restart)</text:p>
        </text:list-item>
        <text:list-item>
          <text:p text:style-name="P15">Configuratie (weer te geven voorstelling)</text:p>
        </text:list-item>
        <text:list-item>
          <text:p text:style-name="P15">Aanmelding (cliënts en servers)</text:p>
        </text:list-item>
      </text:list>
      <text:p text:style-name="Text_20_body">Het protocol valt op te delen in twee soorten berichten: multicast service-discovery en unicast RPC.</text:p>
      <text:h text:style-name="P28" text:outline-level="3"><text:soft-page-break/>Multicast service-discovery</text:h>
      <text:p text:style-name="P3"><text:span text:style-name="T5">Deze multicast berichten dienen om een nieuwe entiteit in het netwerk toe te laten zich een beeld te </text:span><text:span text:style-name="T5">vormen van de topologie. Eenmaal dit voltooid is, kan de client contact opnemen met 1 van die ontdekte services, om (na verificatie van diens identiteit) acties te onernemen.</text:span></text:p>
      <text:p text:style-name="P2">Het aanmeldingsproces gaat dan als volgt:</text:p>
      <text:list xml:id="list1984829925" text:style-name="L12">
        <text:list-item>
          <text:p text:style-name="P16">In geval van een cliënt:</text:p>
        </text:list-item>
      </text:list>
      <text:list xml:id="list951241397" text:style-name="L13">
        <text:list-item>
          <text:list>
            <text:list-item>
              <text:p text:style-name="P17">De cliënt stuurt een multicast service-discovery bericht.</text:p>
            </text:list-item>
            <text:list-item>
              <text:p text:style-name="P17">Indien er een primaire server aanwezig is:</text:p>
              <text:list>
                <text:list-item>
                  <text:p text:style-name="P17">De client meldt zich aan bij de server</text:p>
                </text:list-item>
                <text:list-item>
                  <text:p text:style-name="P17">De server <text:s/>gaat over tot configuratie van de client</text:p>
                </text:list-item>
              </text:list>
            </text:list-item>
            <text:list-item>
              <text:p text:style-name="P17">Indien geen primaire server aanwezig is:</text:p>
              <text:list>
                <text:list-item>
                  <text:p text:style-name="P17">Een error wordt weergegeven</text:p>
                </text:list-item>
                <text:list-item>
                  <text:p text:style-name="P17">De client controleert herhaaldelijk of geen server actief wordt</text:p>
                </text:list-item>
              </text:list>
            </text:list-item>
          </text:list>
        </text:list-item>
      </text:list>
      <text:list xml:id="list775083548" text:continue-list="list1984829925" text:style-name="L12">
        <text:list-item>
          <text:p text:style-name="P16">In geval van een server:</text:p>
        </text:list-item>
      </text:list>
      <text:list xml:id="list1557773321" text:style-name="L14">
        <text:list-item>
          <text:list>
            <text:list-item>
              <text:p text:style-name="P18">De server stuurt een multicast service-discovery bericht.</text:p>
            </text:list-item>
            <text:list-item>
              <text:p text:style-name="P18">Indien er reeds een primaire server aanwezig is:</text:p>
              <text:list>
                <text:list-item>
                  <text:p text:style-name="P18">De server haalt de prioriteit van die server op</text:p>
                </text:list-item>
                <text:list-item>
                  <text:p text:style-name="P18">Indien eigen prioriteit hoger, en configuratie bevat primair:</text:p>
                  <text:list>
                    <text:list-item>
                      <text:p text:style-name="P18">Initialisatie van zichzelf tot backup</text:p>
                    </text:list-item>
                    <text:list-item>
                      <text:p text:style-name="P18">Replicatie van alle data</text:p>
                    </text:list-item>
                    <text:list-item>
                      <text:p text:style-name="P18">Vergrendelen van de huidige primaire server</text:p>
                    </text:list-item>
                    <text:list-item>
                      <text:p text:style-name="P18">Degradatie van huidige primaire tot backup server</text:p>
                    </text:list-item>
                    <text:list-item>
                      <text:p text:style-name="P18">Initialisatie van zichzelf tot primaire server</text:p>
                    </text:list-item>
                  </text:list>
                </text:list-item>
                <text:list-item>
                  <text:p text:style-name="P18">Indien eigen prioriteit lager, en configuratie bevat backup:</text:p>
                  <text:list>
                    <text:list-item>
                      <text:p text:style-name="P18">Initialisatie van zichzelf tot backup</text:p>
                    </text:list-item>
                    <text:list-item>
                      <text:p text:style-name="P18">Replicatie van alle data</text:p>
                    </text:list-item>
                  </text:list>
                </text:list-item>
              </text:list>
            </text:list-item>
            <text:list-item>
              <text:p text:style-name="P18">Indien geen server reageert: configuratie van zichzelf als primaire server</text:p>
            </text:list-item>
          </text:list>
        </text:list-item>
      </text:list>
      <text:p text:style-name="P2">Los van de keuze van protocol, is het onwaarschijnlijk dat SSL ondersteund zal worden. Omdat het niet wenselijk is om zelf crypto te implementeren, of om de hele certificaatconstructie te repliceren, zal het service-discovery protocol niet beveiligd verlopen. Daarom is het de taak van de initiator om na ontvangst van een bepaalde service message, te verifiëren of die entiteit wel is wie hij beweert te zijn. Dit is perfect te realiseren door het secundaire protocol (vermoedelijk HTTP) te beveiligen met een cryptografisch framework zoals SSL. Toch kan een kwaadwillende gebruiker het service discovery mechanisme in de war sturen, door vb een overvloed aan entries te genereren.</text:p>
      <text:p text:style-name="P2">Er bestaan verschillende service-discovery protocollen, maar voor deze toepassing kennen we een aantal specifieke eisen: (a) gratis, en liefst open-source, (b) vereist geen extra infrastructuur, en (c) eenvoudig te gebruiken vanop verschillende, mogelijk low-end entiteiten, en dit vanuit verschillende talen.</text:p>
      <text:p text:style-name="P2">Een veelgebruikt “protocol” voor automatische netwerkconfiguratie, is Zeroconf. Deze “standaard” omschrijft verschillende technieken voor configuratie van netwerken (toekennen van adressen), naamresolutie, en service discovery. Vooral het service discovery gedeelte interesseert ons hier, <text:soft-page-break/>maar kent verschillende protocollen (UpnP, mDNS, SLP). We kiezen hier voor het meest populaire protocol, mDNS, dewelke op zijn beurt verschillende implementaties kent (Bonjour, Avahi, ...). Voor onse kiosken kunnen we de Qt4 bindings van Avahi gebruiken, waar de serverapplicatie eerder baat zal hebben van de (pure Java) JmDNS implementatie.</text:p>
      <text:h text:style-name="Heading_20_3" text:outline-level="3">Unicast RPC</text:h>
      <text:p text:style-name="Text_20_body">Dergelijke berichten worden gebruikt om acties teweeg te brengen op een bepaalde entiteit. <text:span text:style-name="T6">Het exacte formaat ervan moet natuurlijk taal- en platformonafhankelijk zijn. Ook moet het mogelijk zijn de zender van de berichten te controleren: niet iedereen mag zomaar de kiosken herconfigureren. Daartoe hebben we een vergelijking gemaakt van vele protocollen:</text:span></text:p>
      <text:list xml:id="list1719451186" text:style-name="L15">
        <text:list-item>
          <text:p text:style-name="P19">XML-RPC</text:p>
          <text:list>
            <text:list-item>
              <text:p text:style-name="P19">Inefficiënt protocol</text:p>
            </text:list-item>
            <text:list-item>
              <text:p text:style-name="P19">Verbose configuratie, geen compacte protocoldefinitie</text:p>
            </text:list-item>
            <text:list-item>
              <text:p text:style-name="P19">Geen authenticatie</text:p>
            </text:list-item>
            <text:list-item>
              <text:p text:style-name="P19">Beperkte berichtmogelijkheden</text:p>
            </text:list-item>
          </text:list>
        </text:list-item>
        <text:list-item>
          <text:p text:style-name="P19">Google Protocol Buffers</text:p>
          <text:list>
            <text:list-item>
              <text:p text:style-name="P19">Beperkte featureset</text:p>
            </text:list-item>
            <text:list-item>
              <text:p text:style-name="P19">Geen RPC-implementatie</text:p>
            </text:list-item>
          </text:list>
        </text:list-item>
        <text:list-item>
          <text:p text:style-name="P19">Apache Etch</text:p>
          <text:list>
            <text:list-item>
              <text:p text:style-name="P19">Beperkte language bindings</text:p>
            </text:list-item>
            <text:list-item>
              <text:p text:style-name="P19">Geen authenticatie</text:p>
            </text:list-item>
          </text:list>
        </text:list-item>
        <text:list-item>
          <text:p text:style-name="P19">Apache Thrift</text:p>
          <text:list>
            <text:list-item>
              <text:p text:style-name="P19">Geen encryptie/authenticatie</text:p>
            </text:list-item>
          </text:list>
        </text:list-item>
      </text:list>
      <text:p text:style-name="Text_20_body">Aangezien het aantal benodigde features in deze situatie sterk beperkt is, en volumieuze data via een apart protocol zal verzonden worden (waardoor inefficiëntie geen groot probleem is), kiezen we voor het eenvoudigste protocol: XML-RPC. Ook is dit het enige protocol dat ondersteuning biedt voor authenticatie, daar het gebaseerd is op HTTP waarvoor SSL authenticatie beschikbaar is.</text:p>
      <text:p text:style-name="Text_20_body">Indien SSL authenticatie effectief geimplementeerd wordt, bieden de bestaande XML-RPC libraries voor de relevante frameworks interessante mogelijkheden. Zo kennen zowel wx-xmlrpc als qtxmlrpc SSL ondersteuning, al is het niet altijd voldoende. Zo kent qtxmlrpc wel een SSL handshake en encryptie van de respons, maar eenvoudige authenticatie is niet ingebouwd, en van de client-request uit wordt al helemaal geen controle uitgevoert. Ook is de code niet matuur, het uitvoeren van een reguliere request op een SSL socket zorgt zo blijkbaar voor runtimape errors. Doorwerken van die library is dus wellicht nodig.</text:p>
      <text:p text:style-name="Text_20_body">Het is belangrijk om, indien effectief gebruik zal gemaakt worden van authenticatie, er voor te zorgen dat replay onmogelijk is. Concreet moet dus vermeden worden dat een derde partij een aanvraag van de server opslaat, om die later van een ander bronadres (of wanneer die er in geslaagd is het bronadres van de server in kwestie over te nemen) opnieuw te verzenden. Hier zijn verschillende mogelijkheden voor:</text:p>
      <text:list xml:id="list1392345971" text:style-name="L16">
        <text:list-item>
          <text:p text:style-name="P20">Gebruik van een <text:span text:style-name="T1">nonce</text:span><text:span text:style-name="T2">: als we deze piste kiezen, moet de kiosk na het ontvangen van een request antwoorden met een random getal. De verzendende partij moet vervolgens hierop antwoorden met een bericht waarin dit getal met 1 verhoogd is. Dit induceert extra verkeer, wat we willen vermijden.</text:span></text:p>
        </text:list-item>
        <text:list-item>
          <text:p text:style-name="P12"><text:soft-page-break/>Vermelding van de tijd: nu zal de aanvragende partij het moment van aanvraag toevoegen aan het bericht, en dat dan ook tekenen. De ontvangende kiosk zal vervolgens controleren of deze waarde binnen een bepaald tijdsinterval rond de huidige tijd valt. Zo kunnen we vermijden dat een ontvangen bericht later zal misbruikt worden.<text:line-break/>Om deze piste te volgen is het belangrijk dat alle entiteiten gesynchroniseerd zijn met een tijdserver, alsook dat kiosken alle aanvragen weigeren totdat hun tijd gesynchroniseerd is (bij gebrek aan batterij in de IGEPv2 wordt die immers bij elke opstart gereset).</text:p>
        </text:list-item>
      </text:list>
      <text:h text:style-name="Heading_20_2" text:outline-level="2">Dataprotocol</text:h>
      <text:p text:style-name="Text_20_body">Doel:</text:p>
      <text:list xml:id="list1132461239" text:style-name="L17">
        <text:list-item>
          <text:p text:style-name="P21">Efficiënt en eenvoudig uitwisselen van voorstellingen.</text:p>
        </text:list-item>
        <text:list-item>
          <text:p text:style-name="P21">Moet controle op echtheid voorzien.</text:p>
        </text:list-item>
      </text:list>
      <text:p text:style-name="Text_20_body">Een mogelijkheid zou zijn om zelf een eenvoudig binair protocol te ontwikkelen dat een tarball van de voorstellingen doorstuurt naar een client. Om de client toe te laten een controle uit te voeren op het ontvangen pakket, zouden we dan voorzien in een cryptografische signatuur die het onmogelijk maakt valse voorstellingen door te sturen.<text:line-break/>Hoewel dit relatief eenvoudig is, worden hierbij ongewijzigde bestanden steeds opnieuw verstuurd, wat niet efficiënt is. Ook moeten we zelf voorzien in de cryptografische functionaliteit, wat niet eenvoudig is.</text:p>
      <text:p text:style-name="Text_20_body">Daarom is het interessanter om een bestaand systeem te hergebruiken. Omdat binnen de applicatieserver reeds voorzien wordt van een Subversion-server, dewelke eenvoudig toelaat om een administrator via een bestands-interface voorstellingen te wijzigen, kunnen we dit ook doortrekken naar de client toe.</text:p>
      <text:p text:style-name="Text_20_body">Daardoor kunnen we de authenticatie-mechanismen die we reeds implementeerden om slechts bepaalde administrators toegang te verlenen tot de repository, gebruiken om slechts bepaalde gebruikers leesrechten te geven. Hiertoe kunnen we, indien gebruik gemaakt van SSL en HTTPS, eenvoudig een regel toevoegen die clients wiens certificaat gesigneerd is door de “Kiosk CA”, toelaten gegevens op te halen.</text:p>
      <text:h text:style-name="Heading_20_2" text:outline-level="2">Monitoring protocol</text:h>
      <text:p text:style-name="Text_20_body">Doel:</text:p>
      <text:list xml:id="list1124646192" text:style-name="L18">
        <text:list-item>
          <text:p text:style-name="P22">Uitwisselen van systeeminformatie</text:p>
        </text:list-item>
        <text:list-item>
          <text:p text:style-name="P22">Uniform</text:p>
        </text:list-item>
        <text:list-item>
          <text:p text:style-name="P22">Beveiligd</text:p>
        </text:list-item>
      </text:list>
      <text:p text:style-name="Text_20_body">Om deze vorm van eenrichtings-monitoring te realiseren, kunnen we best gebruik maken van bestaande systemen, zeker als we de gegevens op een uniforme en algemeend aanvaarde manier willen voorstellen.</text:p>
      <text:p text:style-name="Text_20_body">Het meestgebruikte protocol hierbij is SNMP, waarbij alle informatie hiërarchisch gerangschikt is in Management Information Bases (MIB). Door deze eenduidige en algemeen-aanvaardde structurering kunnen we tevens gebruik maken van bestaande monitoring software, zolang de kiosken de data maar op de correcte manier aanbieden.</text:p>
      <text:p text:style-name="Text_20_body">Als we SNMPv2 gebruiken kunnen we ook gebruik maken van diens trap-mechanismen, die toelaten om op initiatief van de client data naar de server te sturen. Om tenslotte het geheel beveiligd te maken, zullen we gebruik maken van de laatste versie – SNMPv3 – die het protocol uitbreid met cryptografische authenticatie en confidentialiteit.</text:p>
      <text:h text:style-name="Heading_20_1" text:outline-level="1"><text:soft-page-break/>Kiosk</text:h>
      <text:h text:style-name="Heading_20_2" text:outline-level="2">Applicatie client</text:h>
      <text:h text:style-name="Heading_20_2" text:outline-level="2">Monitoring client</text:h>
      <text:h text:style-name="Heading_20_2" text:outline-level="2">Hardware</text:h>
      <text:p text:style-name="Text_20_body">+ input chip</text:p>
      <text:h text:style-name="Heading_20_2" text:outline-level="2">Integratie &amp; besturingssysteem</text:h>
      <text:h text:style-name="Heading_20_3" text:outline-level="3">Opslagmedium</text:h>
      <text:p text:style-name="Text_20_body">Om de opstartsnelheid te minimaliseren, en het netwerk niet te willen overbelasten, kiezen we ervoor om het besturingssysteem van de kiosken lokaal op te slaan. Daartoe voorzien de meeste embedded boards in on-die flashgeheugen, dat we daar ook zullen voor gebruiken.</text:p>
      <text:h text:style-name="Heading_20_3" text:outline-level="3">Upgrade-proces</text:h>
      <text:p text:style-name="Text_20_body">Om het toch mogelijk maken de software van de kiosken de upgraden, zal voorzien worden in een volautomatisch upgrade-script, dat geactiveerd wordt door een network-boot uit te voeren. Van zodra de kiosken dan opstarten, zal de nieuwe versie van het besturingssysteem geinstalleerd worden.</text:p>
      <text:p text:style-name="Text_20_body">Om dit volautomatisch te laten verlopen, zonder dat de administrator daarbij de kiosken die hij wil upgraden speciaal moet behandelen, zijn er verschillende mogelijkheden:</text:p>
      <text:list xml:id="list1952019777" text:style-name="L19">
        <text:list-item>
          <text:p text:style-name="P23"><text:span text:style-name="T4">Selectief-beschikbare networkboot</text:span>: hierbij worden de kiosken geconfigureerd om bij elke opstart te controleren of er een PXE-server beschikbaar is, en zo ja er van op te starten.<text:line-break/>Het nadeel hiervan is dat het opstarten van een (al dan niet beschikbare) netwerkserver het opstartproces met verschillende seconden vertraagt.</text:p>
        </text:list-item>
        <text:list-item>
          <text:p text:style-name="P23"><text:span text:style-name="T4">Dynamisch inschakelen van de networkboot-optie</text:span>: hierbij wordt in het applicatieprotocol voorzien van een mogelijkheid om de opstartconfiguratie te wijzigen. Dit is vermoedelijk vrij complex, en maakt het ook onmogelijk om een kapotte kiosk te herinstalleren.</text:p>
        </text:list-item>
        <text:list-item>
          <text:p text:style-name="P23"><text:span text:style-name="T4">Dynamische selectie van de netwerk-ROM</text:span>: nu zullen we de kiosken steeds van het netwerk laten opstarten, maar <text:span text:style-name="T1">by-default</text:span><text:span text:style-name="T2"> de instructie terugsturen om lokaal op te starten. Dit vertraagt opnieuw het opstartproces, maar de tijd die het inneemt om op te starten van een dergelijke kleine ROM op een voldoende snel netwerk is verschillende grootordes kleiner dan de standaard delay die gehanteerd wordt bij netwerkbooting.</text:span></text:p>
        </text:list-item>
        <text:list-item>
          <text:p text:style-name="P23"><text:span text:style-name="T3">Upgraden in user-space</text:span><text:span text:style-name="T2">: deze optie tenslotte voert het upgradeproces uit tijdens of na het opstarten van de kiosken. Hierdoor is de nood aan een parallel ontwikkeld besturingssysteem voor upgraden niet meer aanwezig, maar is het opnieuw onmogelijk om een kiosk waarbij het besturingssysteem niet meer functioneert te herinstalleren.</text:span></text:p>
        </text:list-item>
      </text:list>
      <text:p text:style-name="P1">Het lijkt dus optimaal om te kiezen voor een permanent-ingeschakelde netwerkboot, waarbij in het standaardgeval de bootserver teruggeeft dat lokaal moet opgestart worden (indien het PXE protocol dit ondersteunt, zoniet kan dit wellicht verwezenlijkt worden via een minimale ROM).</text:p>
      <text:p text:style-name="P1">Moest de bootserver echter niet beschikbaar zijn, dan zullen de kiosken nog steeds kunnen opstarten, weliswaar nadat de timeout die gehanteerd wordt bij het consulteren van een bootserver, <text:soft-page-break/>verstreken is. Dit introduceert een bepaald niveau van robuustheid.</text:p>
      <text:p text:style-name="P1">Wanneer vervolgens een kiosk geupgraded moet worden, hetzij omdat de versie vernieuwd is of dat de kiosk niet naar behoren functioneert, dan zal de administrator in de webinterface aanvinken dat bij de volgende consultatie van de bootserver een installatie ROM moet teruggestuurd worden.<text:line-break/>Dit dynamisch selectiemechanisme wordt standaard ondersteund door het basis-PXE protocol: de client zal immers de TFTP-server niet consulteren in diens root, maar steeds zijn MAC-adres gebruiken om (iteratief) de juiste submap te selecteren.</text:p>
      <text:h text:style-name="Heading_20_3" text:outline-level="3">Besturingssysteem</text:h>
      <text:p text:style-name="Text_20_body">De situatie stelt samen met de beperkingen die de embedded hardware stelt, enkele specifieke eisen aan het besturingssysteem:</text:p>
      <text:list xml:id="list2079308308" text:style-name="L20">
        <text:list-item>
          <text:p text:style-name="P24">Snelle opstarttijd</text:p>
        </text:list-item>
        <text:list-item>
          <text:p text:style-name="P24">Read-only besturingssysteem</text:p>
        </text:list-item>
      </text:list>
      <text:p text:style-name="Text_20_body">Het is dus niet mogelijk om een generic besturingssysteem te gebruiken, ook al omdat die meestal niet voorzien in drivers voor deze specialistische hardware.</text:p>
      <text:p text:style-name="Text_20_body">Eerst en vooral moeten we de basis van het besturingssysteem vastleggen. Voor embedded systemen echter is Linux de enige zinnige keuze: het biedt veel meer flexibiliteit bij het samenstellen van het besturingssysteem, en er bestaan verschillende Linux-georienteerde projecten om een dergelijk besturingssysteem samen te stellen. Specifiek voor de gebruikte hardware wordt ook enkel op Linux alle hardware voldoende ondersteund.</text:p>
      <text:p text:style-name="Text_20_body">Vervolgens moeten we kijken hoet het besturingssysteem samen te stellen. Een distributie helemaal zelf samenstellen is veel te tijdrovend, alsook ontbreekt elke infrastructuur die het in een later stadium eenvoudiger zou maken het besturingssysteem te onderhouden.</text:p>
      <text:p text:style-name="Text_20_body">Er bestaan kant en klare distributies die geoptimaliseerd zijn voor embedded devices. Zo is er Linaro, opgericht door een consortium aan fabrikanten van embedded hardware. Deze distributie komt in een aantal standaard smaken (headless, netbook, internet platform, handset), te combineren met een hardware-pack die dan de nodige drivers en configuratie bevat. Alle software wordt beheerd met het dpkg pakketbeheer-systeem, zodat de administrator de benodigde software alsook maandelijkse updates op het apparaat zelf kan installeren.<text:line-break/>Hoewel dit functioneel volstaat, vereist het dat pakketten op het device zelf geinstalleerd worden. Ook is het niet mogelijk om een minimale configuratie specifiek aan de situatie aan te maken. Het is wel mogelijk om een eigen image aan te maken, maar het is niet zo evident.</text:p>
      <text:p text:style-name="Text_20_body">Gelukkig zijn er ook nog andere distributies. Zo is er <text:bookmark text:name="firstHeading"/>Ångström, een distributie voor embedded devices die toelaat om een heel specifieke image te genereren waarbij enkel de vereiste pakketten geinstalleerd zijn. Daartoe wordt samengewerkt met het OpenEmbedded project, waar men voor de meestgebruikte embedded software voorziet in “recipes”. Die recipes bevatten alle nodige instructies om de software te compileren en installeren. Ook wordt voorzien in configuratiegegevens voor de meest populaire embedded devices, zodat het compilatie-proces adequaat kan uitgevoerd worden.</text:p>
      <text:h text:style-name="Heading_20_1" text:outline-level="1">Server</text:h>
      <text:h text:style-name="Heading_20_2" text:outline-level="2">Applicatieserver</text:h>
      <text:h text:style-name="Heading_20_3" text:outline-level="3">Beheersinterface</text:h>
      <text:p text:style-name="Text_20_body">Deze toegankelijke webinterface laat een administrator toe om:</text:p>
      <text:list xml:id="list1999935378" text:style-name="L21">
        <text:list-item>
          <text:p text:style-name="P25"><text:soft-page-break/>De topologie van het netwerk te bekijken</text:p>
        </text:list-item>
        <text:list-item>
          <text:p text:style-name="P25">Acties door te voeren (indien master)</text:p>
        </text:list-item>
      </text:list>
      <text:h text:style-name="Heading_20_2" text:outline-level="2">Monitoring server</text:h>
      <text:h text:style-name="Heading_20_2" text:outline-level="2">Hardware</text:h>
      <text:h text:style-name="Heading_20_2" text:outline-level="2">Integratie &amp; besturingssysteem</text:h>
      <text:h text:style-name="Heading_20_1" text:outline-level="1">Backup server</text:h>
      <text:h text:style-name="Heading_20_2" text:outline-level="2">Failover</text:h>
      <text:h text:style-name="Heading_20_2" text:outline-level="2">Integratie &amp; besturingssysteem</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7T11:49:02</meta:creation-date>
    <dc:date>2011-02-21T16:04:46</dc:date>
    <meta:editing-duration>P1DT13M21S</meta:editing-duration>
    <meta:editing-cycles>105</meta:editing-cycles>
    <meta:generator>LibreOffice/3.3$Unix LibreOffice_project/330m19$Build-6</meta:generator>
    <meta:document-statistic meta:table-count="0" meta:image-count="0" meta:object-count="0" meta:page-count="10" meta:paragraph-count="204" meta:word-count="3024" meta:character-count="20612"/>
  </office:meta>
</office:document-meta>
</file>